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4a6" officeooo:paragraph-rsid="0013f4a6"/>
    </style:style>
    <style:style style:name="P2" style:family="paragraph" style:parent-style-name="Standard">
      <style:text-properties fo:font-size="12pt" officeooo:rsid="0013f4a6" officeooo:paragraph-rsid="0013f4a6" style:font-size-asian="10.5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background-color="#ffff00" loext:char-shading-value="0" style:font-size-asian="20pt" style:font-size-complex="20pt"/>
    </style:style>
    <style:style style:name="T3" style:family="text">
      <style:text-properties fo:font-size="20pt" fo:background-color="#ffff00" loext:char-shading-value="0" style:font-size-asian="20pt" style:font-size-complex="20pt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1"/><text:span text:style-name="T5"><text:s/></text:span><text:span text:style-name="T3"><text:s text:c="2"/>Assignment 5</text:span></text:p>
      <text:p text:style-name="P2">1. Write a C program to search for a given element using linear search.</text:p>
      <text:p text:style-name="P2">Ans.</text:p>
      <text:p text:style-name="P2">#include&lt;stdio.h&gt;</text:p>
      <text:p text:style-name="P2"/>
      <text:p text:style-name="P2">int main()</text:p>
      <text:p text:style-name="P2">{</text:p>
      <text:p text:style-name="P2"><text:s text:c="4"/>int arr[100];</text:p>
      <text:p text:style-name="P2"/>
      <text:p text:style-name="P2"><text:s text:c="4"/>int size,element;</text:p>
      <text:p text:style-name="P2"/>
      <text:p text:style-name="P2"><text:s text:c="4"/>printf("Enter the size of the array :\n");</text:p>
      <text:p text:style-name="P2"><text:s text:c="4"/>scanf("%d",&amp;size);</text:p>
      <text:p text:style-name="P2"/>
      <text:p text:style-name="P2"><text:s text:c="4"/>printf("Enter the array elements :\n");</text:p>
      <text:p text:style-name="P2"><text:s text:c="4"/>for(int i=0;i&lt;size;i++)</text:p>
      <text:p text:style-name="P2"><text:s text:c="4"/>{</text:p>
      <text:p text:style-name="P2"><text:s text:c="8"/>scanf("%d",&amp;arr[i]);</text:p>
      <text:p text:style-name="P2"><text:s text:c="4"/>}</text:p>
      <text:p text:style-name="P2"/>
      <text:p text:style-name="P2"><text:s text:c="3"/></text:p>
      <text:p text:style-name="P2"><text:s text:c="4"/>printf("Enter the element to search: ");</text:p>
      <text:p text:style-name="P2"><text:s text:c="4"/>scanf("%d", &amp;element);</text:p>
      <text:p text:style-name="P2"/>
      <text:p text:style-name="P2"><text:s text:c="4"/>// Perform linear search</text:p>
      <text:p text:style-name="P2"><text:s text:c="4"/>int found = 0;</text:p>
      <text:p text:style-name="P2"><text:s text:c="4"/>for (int i = 0; i &lt; size; i++) {</text:p>
      <text:p text:style-name="P2"><text:s text:c="8"/>if (arr[i] == element) </text:p>
      <text:p text:style-name="P2"><text:s text:c="5"/>{</text:p>
      <text:p text:style-name="P2"><text:s text:c="8"/>printf("Element %d found at index %d.\n", element, i);</text:p>
      <text:p text:style-name="P2"><text:s text:c="12"/>found = 1;</text:p>
      <text:p text:style-name="P2"><text:s text:c="12"/>break; // Exit the loop as soon as key is found</text:p>
      <text:p text:style-name="P2"><text:s text:c="8"/>}</text:p>
      <text:p text:style-name="P2"><text:s text:c="4"/>}</text:p>
      <text:p text:style-name="P2"/>
      <text:p text:style-name="P2"><text:s text:c="4"/>// If element is not found, notify the user</text:p>
      <text:p text:style-name="P2"><text:s text:c="4"/>if (!found) {</text:p>
      <text:p text:style-name="P2"><text:s text:c="8"/>printf("Element %d not found in the array.\n", element);</text:p>
      <text:p text:style-name="P2"><text:s text:c="4"/>}</text:p>
      <text:p text:style-name="P2"/>
      <text:p text:style-name="P2"><text:s text:c="4"/>return 0;</text:p>
      <text:p text:style-name="P2">}</text:p>
      <text:p text:style-name="P2">Output:-</text:p>
      <text:p text:style-name="P2">Enter the size of the array :</text:p>
      <text:p text:style-name="P2">5</text:p>
      <text:p text:style-name="P2">Enter the array elements :</text:p>
      <text:p text:style-name="P2">1</text:p>
      <text:p text:style-name="P2">2</text:p>
      <text:p text:style-name="P2">3</text:p>
      <text:p text:style-name="P2">4</text:p>
      <text:p text:style-name="P2">5</text:p>
      <text:p text:style-name="P2"/>
      <text:p text:style-name="P2"><text:soft-page-break/>Enter the element to search: 8</text:p>
      <text:p text:style-name="P2">Element 8 not found in the array.</text:p>
      <text:p text:style-name="P2"/>
      <text:p text:style-name="P2">And</text:p>
      <text:p text:style-name="P2">Enter the size of the array :</text:p>
      <text:p text:style-name="P2">5</text:p>
      <text:p text:style-name="P2">Enter the array elements :</text:p>
      <text:p text:style-name="P2">2</text:p>
      <text:p text:style-name="P2">4</text:p>
      <text:p text:style-name="P2">6</text:p>
      <text:p text:style-name="P2">8</text:p>
      <text:p text:style-name="P2">9</text:p>
      <text:p text:style-name="P2">Enter the element to search: 6 </text:p>
      <text:p text:style-name="P2">Element 6 found at index 2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. Write a C program to search for a given element using binary search</text:p>
      <text:p text:style-name="P2">Ans.</text:p>
      <text:p text:style-name="P2">#include&lt;stdio.h&gt;</text:p>
      <text:p text:style-name="P2"/>
      <text:p text:style-name="P2">int main()</text:p>
      <text:p text:style-name="P2">{</text:p>
      <text:p text:style-name="P2"><text:s text:c="4"/>int arr[100];</text:p>
      <text:p text:style-name="P2"><text:s/>int size,element;</text:p>
      <text:p text:style-name="P2"/>
      <text:p text:style-name="P2"><text:s text:c="4"/>printf("Enter the size of the array :\n");</text:p>
      <text:p text:style-name="P2"><text:s text:c="4"/>scanf("%d",&amp;size);</text:p>
      <text:p text:style-name="P2"/>
      <text:p text:style-name="P2"><text:s text:c="4"/>printf("Enter the array elements :\n");</text:p>
      <text:p text:style-name="P2"><text:s text:c="4"/>for(int i=0;i&lt;size;i++)</text:p>
      <text:p text:style-name="P2"><text:s text:c="4"/>{</text:p>
      <text:p text:style-name="P2"><text:s text:c="8"/>scanf("%d",&amp;arr[i]);</text:p>
      <text:p text:style-name="P2"><text:s text:c="4"/>}</text:p>
      <text:p text:style-name="P2"/>
      <text:p text:style-name="P2"><text:s text:c="3"/></text:p>
      <text:p text:style-name="P2"><text:s text:c="4"/>printf("Enter the element to search: ");</text:p>
      <text:p text:style-name="P2"><text:s text:c="4"/>scanf("%d", &amp;element);</text:p>
      <text:p text:style-name="P2"/>
      <text:p text:style-name="P2"><text:s text:c="5"/>// Perform binary search</text:p>
      <text:p text:style-name="P2"><text:s text:c="4"/>int low = 0;</text:p>
      <text:p text:style-name="P2"><text:s text:c="4"/>int high = size - 1;</text:p>
      <text:p text:style-name="P2"><text:s text:c="4"/>int found = 0;</text:p>
      <text:p text:style-name="P2"><text:s text:c="4"/>while (low &lt;= high) {</text:p>
      <text:p text:style-name="P2"><text:s text:c="8"/>int mid = (low + high) / 2;</text:p>
      <text:p text:style-name="P2"/>
      <text:p text:style-name="P2"><text:s text:c="8"/>if (arr[mid] == element) </text:p>
      <text:p text:style-name="P2"><text:s text:c="8"/>{</text:p>
      <text:p text:style-name="P2"><text:s text:c="12"/>printf("Element %d found at index %d.\n", element, mid);</text:p>
      <text:p text:style-name="P2"><text:s text:c="12"/>found = 1;</text:p>
      <text:p text:style-name="P2"><text:s text:c="12"/>break;</text:p>
      <text:p text:style-name="P2"><text:s text:c="8"/>} else if (arr[mid] &lt; element) </text:p>
      <text:p text:style-name="P2">{</text:p>
      <text:p text:style-name="P2"><text:s text:c="12"/>low = mid + 1;</text:p>
      <text:p text:style-name="P2"><text:s text:c="8"/>} else {</text:p>
      <text:p text:style-name="P2"><text:s text:c="12"/>high = mid - 1;</text:p>
      <text:p text:style-name="P2"><text:s text:c="8"/>}</text:p>
      <text:p text:style-name="P2"><text:s text:c="4"/>}</text:p>
      <text:p text:style-name="P2"/>
      <text:p text:style-name="P2"><text:s text:c="4"/>// If element is not found, notify the user</text:p>
      <text:p text:style-name="P2"><text:s text:c="4"/>if (!found) {</text:p>
      <text:p text:style-name="P2"><text:s text:c="8"/>printf("Element %d not found in the array.\n", element);</text:p>
      <text:p text:style-name="P2"><text:s text:c="4"/>}</text:p>
      <text:p text:style-name="P2"/>
      <text:p text:style-name="P2"><text:s text:c="4"/>return 0;</text:p>
      <text:p text:style-name="P2">}</text:p>
      <text:p text:style-name="P2">Output:-</text:p>
      <text:p text:style-name="P2">Enter the size of the array :</text:p>
      <text:p text:style-name="P2">5</text:p>
      <text:p text:style-name="P2"><text:soft-page-break/>Enter the array elements :</text:p>
      <text:p text:style-name="P2">1</text:p>
      <text:p text:style-name="P2">2</text:p>
      <text:p text:style-name="P2">8</text:p>
      <text:p text:style-name="P2">6</text:p>
      <text:p text:style-name="P2">4</text:p>
      <text:p text:style-name="P2">Enter the element to search: 2</text:p>
      <text:p text:style-name="P2">Element 2 found at index 1.</text:p>
      <text:p text:style-name="P2"/>
      <text:p text:style-name="P2">And</text:p>
      <text:p text:style-name="P2">Enter the size of the array :</text:p>
      <text:p text:style-name="P2">5</text:p>
      <text:p text:style-name="P2">Enter the array elements :</text:p>
      <text:p text:style-name="P2">1</text:p>
      <text:p text:style-name="P2">2</text:p>
      <text:p text:style-name="P2">3</text:p>
      <text:p text:style-name="P2">4</text:p>
      <text:p text:style-name="P2">5</text:p>
      <text:p text:style-name="P2">Enter the element to search: 7</text:p>
      <text:p text:style-name="P2">Element 7 not found in the array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 Write a C program to sort the elements of array using bubble sort.</text:p>
      <text:p text:style-name="P2">Ans.</text:p>
      <text:p text:style-name="P2">#include&lt;stdio.h&gt;</text:p>
      <text:p text:style-name="P2"/>
      <text:p text:style-name="P2">int main()</text:p>
      <text:p text:style-name="P2">{</text:p>
      <text:p text:style-name="P2"><text:s text:c="4"/>int arr[100];</text:p>
      <text:p text:style-name="P2"/>
      <text:p text:style-name="P2"><text:s text:c="4"/>int size,temp;</text:p>
      <text:p text:style-name="P2"/>
      <text:p text:style-name="P2"><text:s text:c="4"/>printf("Enter the size of the array :\n");</text:p>
      <text:p text:style-name="P2"><text:s text:c="4"/>scanf("%d",&amp;size);</text:p>
      <text:p text:style-name="P2"/>
      <text:p text:style-name="P2"><text:s text:c="4"/>printf("Enter the array elements :\n");</text:p>
      <text:p text:style-name="P2"><text:s text:c="4"/>for(int i=0;i&lt;size;i++)</text:p>
      <text:p text:style-name="P2"><text:s text:c="4"/>{</text:p>
      <text:p text:style-name="P2"><text:s text:c="8"/>scanf("%d",&amp;arr[i]);</text:p>
      <text:p text:style-name="P2"><text:s text:c="4"/>}</text:p>
      <text:p text:style-name="P2"/>
      <text:p text:style-name="P2"><text:s text:c="4"/>// Bubble sort algorithm</text:p>
      <text:p text:style-name="P2"><text:s text:c="4"/>for (int i = 0; i &lt; size - 1; i++) {</text:p>
      <text:p text:style-name="P2"><text:s text:c="8"/>for (int j = 0; j &lt; size - 1 - i; j++) {</text:p>
      <text:p text:style-name="P2"><text:s text:c="12"/>// Swap if the element found is greater than the next element</text:p>
      <text:p text:style-name="P2"><text:s text:c="12"/>if (arr[j] &gt; arr[j + 1]) {</text:p>
      <text:p text:style-name="P2">// Perform the swap</text:p>
      <text:p text:style-name="P2"><text:s text:c="16"/>temp = arr[j];</text:p>
      <text:p text:style-name="P2"><text:s text:c="16"/>arr[j] = arr[j + 1];</text:p>
      <text:p text:style-name="P2"><text:s text:c="16"/>arr[j + 1] = temp;</text:p>
      <text:p text:style-name="P2"><text:s text:c="12"/>}</text:p>
      <text:p text:style-name="P2"><text:s text:c="8"/>}</text:p>
      <text:p text:style-name="P2"><text:s text:c="4"/>}</text:p>
      <text:p text:style-name="P2"/>
      <text:p text:style-name="P2"><text:s text:c="4"/>// Print the sorted array</text:p>
      <text:p text:style-name="P2"><text:s text:c="4"/>printf("\nSorted Array in ascending order:\n");</text:p>
      <text:p text:style-name="P2"><text:s text:c="4"/>for (int i = 0; i &lt; size; i++) {</text:p>
      <text:p text:style-name="P2"><text:s text:c="8"/>printf("%d ", arr[i]);</text:p>
      <text:p text:style-name="P2"><text:s text:c="4"/>}</text:p>
      <text:p text:style-name="P2"><text:s text:c="4"/>printf("\n");</text:p>
      <text:p text:style-name="P2"/>
      <text:p text:style-name="P2"><text:s text:c="4"/>return 0;</text:p>
      <text:p text:style-name="P2">}</text:p>
      <text:p text:style-name="P2"><text:s text:c="3"/>Output:-</text:p>
      <text:p text:style-name="P2"><text:s text:c="2"/>Enter the size of the array :</text:p>
      <text:p text:style-name="P2">6</text:p>
      <text:p text:style-name="P2">Enter the array elements :</text:p>
      <text:p text:style-name="P2">9</text:p>
      <text:p text:style-name="P2">4</text:p>
      <text:p text:style-name="P2">6</text:p>
      <text:p text:style-name="P2">1</text:p>
      <text:p text:style-name="P2">5</text:p>
      <text:p text:style-name="P2">2</text:p>
      <text:p text:style-name="P2"/>
      <text:p text:style-name="P2"><text:soft-page-break/>Sorted Array in ascending order:</text:p>
      <text:p text:style-name="P2">1 2 4 5 6 9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20:56:13.561985611</meta:creation-date>
    <dc:date>2024-06-30T21:03:02.977825665</dc:date>
    <meta:editing-duration>PT6M5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6" meta:paragraph-count="165" meta:word-count="560" meta:character-count="3335" meta:non-whitespace-character-count="2331"/>
  </office:meta>
</office:document-meta>
</file>